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Provider.getCurrentServiceSelectors( BeanContextServices bcs , Class servi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Provider.ServletServi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ServiceProvider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Provider.getService( BeanContextServices bcs , Object requestor , Class serviceClass , Object serviceSelecto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ervletServiceProvider.releaseService( BeanContextServices bcs , Object requestor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